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401cm" fo:min-width="4.072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 loext:decorative="false"/>
      <style:paragraph-properties style:writing-mode="lr-tb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512cm" fo:min-width="1.532cm" loext:decorative="false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27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256cm" loext:decorative="false"/>
      <style:paragraph-properties style:writing-mode="lr-tb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1.515cm" fo:min-width="4.072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T1" style:family="text">
      <style:text-properties style:font-name="Courier 10 Pitch" fo:font-size="10pt" style:font-size-asian="10pt" style:font-size-complex="10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572cm" svg:height="1.651cm" svg:x="11.922cm" svg:y="4.302cm">
          <text:p text:style-name="P1"><text:span text:style-name="T1">: Car</text:span></text:p>
          <text:p text:style-name="P1"><text:span text:style-name="T1">make = "Toyota"</text:span></text:p>
          <text:p text:style-name="P1"><text:span text:style-name="T1">model = "Sienna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938cm" svg:y1="4.727cm" svg:x2="16.494cm" svg:y2="4.727cm">
          <text:p/>
        </draw:line>
        <draw:frame draw:style-name="gr3" draw:text-style-name="P4" draw:layer="layout" svg:width="1.768cm" svg:height="0.806cm" svg:x="6.593cm" svg:y="2.816cm">
          <draw:text-box>
            <text:p><text:span text:style-name="T2">stack</text:span></text:p>
          </draw:text-box>
        </draw:frame>
        <draw:frame draw:style-name="gr4" draw:text-style-name="P4" draw:layer="layout" svg:width="1.658cm" svg:height="0.806cm" svg:x="13.921cm" svg:y="2.816cm">
          <draw:text-box>
            <text:p><text:span text:style-name="T2">heap</text:span></text:p>
          </draw:text-box>
        </draw:frame>
        <draw:frame draw:style-name="gr5" draw:text-style-name="P5" xml:id="id1" draw:id="id1" draw:layer="layout" svg:width="2.28cm" svg:height="0.742cm" svg:x="4.683cm" svg:y="5.88cm">
          <draw:text-box>
            <text:p><text:span text:style-name="T3">minivan</text:span></text:p>
          </draw:text-box>
        </draw:frame>
        <draw:frame draw:style-name="gr6" draw:text-style-name="P5" draw:layer="layout" svg:width="1.518cm" svg:height="0.742cm" svg:x="5.064cm" svg:y="6.715cm">
          <draw:text-box>
            <text:p><text:span text:style-name="T3">year</text:span></text:p>
          </draw:text-box>
        </draw:frame>
        <draw:custom-shape draw:style-name="gr7" draw:text-style-name="P7" draw:layer="layout" svg:width="2.032cm" svg:height="0.762cm" svg:x="6.896cm" svg:y="6.742cm">
          <text:p text:style-name="P6"><text:span text:style-name="T4">2025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curve" svg:x1="6.963cm" svg:y1="6.251cm" svg:x2="11.837cm" svg:y2="5.498cm" draw:start-shape="id1" draw:start-glue-point="1" svg:d="M6963 6251c4030 0 1594-753 4874-753" svg:viewBox="0 0 4875 754">
          <text:p/>
        </draw:connector>
        <draw:line draw:style-name="gr2" draw:text-style-name="P3" draw:layer="layout" svg:x1="4.175cm" svg:y1="7.858cm" svg:x2="10.779cm" svg:y2="7.858cm">
          <text:p/>
        </draw:line>
        <draw:frame draw:style-name="gr9" draw:text-style-name="P5" xml:id="id2" draw:id="id2" draw:layer="layout" svg:width="1.772cm" svg:height="0.742cm" svg:x="4.937cm" svg:y="5.08cm">
          <draw:text-box>
            <text:p><text:span text:style-name="T3">other</text:span></text:p>
          </draw:text-box>
        </draw:frame>
        <draw:frame draw:style-name="gr10" draw:text-style-name="P5" xml:id="id4" draw:id="id4" draw:layer="layout" svg:width="0.756cm" svg:height="0.742cm" svg:x="5.445cm" svg:y="4.28cm">
          <draw:text-box>
            <text:p><text:span text:style-name="T3">t</text:span></text:p>
          </draw:text-box>
        </draw:frame>
        <draw:custom-shape draw:style-name="gr11" draw:text-style-name="P2" xml:id="id3" draw:id="id3" draw:layer="layout" svg:width="4.572cm" svg:height="1.765cm" svg:x="14.222cm" svg:y="6.588cm">
          <text:p text:style-name="P1"><text:span text:style-name="T1">: Car</text:span></text:p>
          <text:p text:style-name="P1"><text:span text:style-name="T1">make = "Ferrari"</text:span></text:p>
          <text:p text:style-name="P1"><text:span text:style-name="T1">model = "F355"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238cm" svg:y1="7.059cm" svg:x2="18.794cm" svg:y2="7.059cm">
          <text:p/>
        </draw:line>
        <draw:connector draw:style-name="gr8" draw:text-style-name="P3" draw:layer="layout" draw:type="curve" svg:x1="6.709cm" svg:y1="5.451cm" svg:x2="14.222cm" svg:y2="7.47cm" draw:start-shape="id2" draw:start-glue-point="1" draw:end-shape="id3" draw:end-glue-point="3" svg:d="M6709 5451c5634 0 1878 2019 7513 2019" svg:viewBox="0 0 7514 2020">
          <text:p/>
        </draw:connector>
        <draw:connector draw:style-name="gr8" draw:text-style-name="P3" draw:layer="layout" draw:type="curve" svg:x1="6.201cm" svg:y1="4.651cm" svg:x2="11.922cm" svg:y2="5.127cm" draw:start-shape="id4" draw:start-glue-point="1" draw:end-shape="id5" svg:d="M6201 4651c4290 0 1430 476 5721 476" svg:viewBox="0 0 5722 47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10 Pitch" svg:font-family="'Courier 10 Pitch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6T22:08:29.913551088</meta:creation-date>
    <meta:generator>LibreOffice/24.2.7.2$Linux_X86_64 LibreOffice_project/420$Build-2</meta:generator>
    <dc:date>2025-08-07T14:13:39.530266432</dc:date>
    <meta:editing-duration>PT59M45S</meta:editing-duration>
    <meta:editing-cycles>12</meta:editing-cycles>
    <meta:document-statistic meta:object-count="15"/>
  </office:meta>
</office:document-meta>
</file>